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mework #5 STAT 505 Fall 2014</text:h>
      <text:p text:style-name="Text_20_body">Due date: October 3, 2014</text:p>
      <text:list xml:id="list7566443405037178754" text:style-name="L1">
        <text:list-item>
          <text:p text:style-name="P2">Use <text:a xlink:type="simple" xlink:href="http://www.math.montana.edu/%7Ejimrc/classes/stat505/data/drugResponse.csv">these data</text:a>. The experimental units are 12 thirsty albino rats who are trained to press a lever to get water prior to the experiment. Their pre-experiment pressing rate is recorded as low (1), medium (2), or high (3). They are then injected with one of four levels of a drug where 0 is a control saline solution, the other values are mg per kg of the rat's weight. This was a cross-over design replicated twice, so each rat has 8 measurements of postRate (number of lever presses per second), two at each of four drug levels, and the order of treatments was randomized for each rat. Time intervals between treatments were long enough to remove any carryover effects. </text:p>
          <text:list>
            <text:list-item>
              <text:p text:style-name="P2">Write out a model for these data using preRate as a three-level factor and drug as a four-level factor. Include distributions for all random components (assuming normality throughout). </text:p>
            </text:list-item>
            <text:list-item>
              <text:p text:style-name="P2">What is the variance-covariance matrix for the 96 observations? (Use Greek letters, not estimates.) </text:p>
              <text:list>
                <text:list-item>
                  <text:p text:style-name="P2">Explain the structure of the matrix. </text:p>
                </text:list-item>
                <text:list-item>
                  <text:p text:style-name="P2">What are the variances of all responses? </text:p>
                </text:list-item>
                <text:list-item>
                  <text:p text:style-name="P2">What are the covariances between each possible pair of responses? </text:p>
                </text:list-item>
              </text:list>
            </text:list-item>
            <text:list-item>
              <text:p text:style-name="P2">Is a 'split plot' analysis appropriate for these data? Explain. </text:p>
            </text:list-item>
            <text:list-item>
              <text:p text:style-name="P2">Fit the above model to the data using <text:span text:style-name="Source_20_Text">aov</text:span> in R using ratID within the Error function. Explain the output including the results for each F test shown. </text:p>
            </text:list-item>
            <text:list-item>
              <text:p text:style-name="P2">Fit the model using <text:span text:style-name="Source_20_Text">gls</text:span> and the correct correlation specification. Compare F tests with those from <text:span text:style-name="Source_20_Text">aov</text:span>. </text:p>
            </text:list-item>
            <text:list-item>
              <text:p text:style-name="P2">Run <text:span text:style-name="Source_20_Text">anova(lm(postRate ~ ratID * preRate *dose, data=rats))</text:span> and explain where each line of output (its df and its Sum Sq) shows up in the table produced by <text:span text:style-name="Source_20_Text">aov</text:span>. Which lines provide the proper F test to test for effects of preRate? </text:p>
            </text:list-item>
            <text:list-item>
              <text:p text:style-name="P2">Explain what we've learned about the drug effects from these data. Does dose interact with pretreatment press rate? How does the identification of rats (as opposed to random assignment) as low/medium/high rates of bar pushing effect the scope of inference? </text:p>
            </text:list-item>
          </text:list>
        </text:list-item>
        <text:list-item>
          <text:p text:style-name="P2">Load the Sitka data (from the MASS library in R) on the growth of 79 sitka spruce trees. Obtain help on Sitka to see how the data were collected. </text:p>
          <text:list>
            <text:list-item>
              <text:p text:style-name="P2">Plot size over time, separating the two groups, and using a different line for each individual tree. Does it appear that rate of growth is constant? (a linear relationship) or does it change for at least some trees? </text:p>
            </text:list-item>
            <text:list-item>
              <text:p text:style-name="P2">Use <text:span text:style-name="Source_20_Text">gls</text:span> to fit a quadratic model across all the data. Update the model adding treatment effects which allow the intercept, slope, or quadratic coefficients to depend on treatment. </text:p>
            </text:list-item>
            <text:list-item>
              <text:p text:style-name="P2">The times at which the data were gathered are not quite equally spaced, but assume that they are close enough to equal, and check for serial correlation with an appropriate plot. Conclusions? </text:p>
            </text:list-item>
            <text:list-item>
              <text:p text:style-name="P2">Update the above model to obtain three other models: </text:p>
              <text:list>
                <text:list-item>
                  <text:p text:style-name="P2"><text:soft-page-break/>Add AR1 correlation structure (within a tree as {\tt corAR1(form = ~1|tree) }). </text:p>
                </text:list-item>
                <text:list-item>
                  <text:p text:style-name="P2">Add compound symmetric correlation (within a tree). </text:p>
                </text:list-item>
                <text:list-item>
                  <text:p text:style-name="P2">Add symmetric correlation (within a tree). If you get a convergence error, give it starting values as in <text:span text:style-name="Source_20_Text">corSymm(rep(.9,10), ...)</text:span> (replacing ... with the same formula used with the other correlation models). </text:p>
                </text:list-item>
              </text:list>
              <text:p text:style-name="P2">Compare the four models with the <text:span text:style-name="Source_20_Text">anova</text:span> function. Which does the F test favor? (There is no nesting in either direction between AR1 and CompSymm models, but each is intermediate between no correlation and the full correlation fit, so one anova could compare AR1 to null and full, and a second could compare CompSymm to null and full models.) </text:p>
            </text:list-item>
            <text:list-item>
              <text:p text:style-name="P2">Now we should have a model with lots of treatment terms and a reasonable variance-covariance structure, since you've looked at several correlation models and allowed for increasing variance as trees get bigger. Now examine the treatment effects. Are all of the terms in the model formula needed? Reduce the model one term at a time until all terms have small p-values in the t-tests. </text:p>
            </text:list-item>
            <text:list-item>
              <text:p text:style-name="P2">Plot the residuals versus fitted and normal quantile plots. Discuss any problems. </text:p>
            </text:list-item>
            <text:list-item>
              <text:p text:style-name="P1">How does the ozone treatment affect growth of these trees? (A mini report)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3:20:42.823145292</meta:creation-date>
    <dc:date>2014-09-26T13:21:06.293734194</dc:date>
    <meta:editing-duration>P0D</meta:editing-duration>
    <meta:editing-cycles>1</meta:editing-cycles>
    <meta:document-statistic meta:table-count="0" meta:image-count="0" meta:object-count="0" meta:page-count="2" meta:paragraph-count="25" meta:word-count="691" meta:character-count="4018" meta:non-whitespace-character-count="3351"/>
    <meta:generator>LibreOffice/4.2.6.3$Linux_X86_64 LibreOffice_project/420m0$Build-3</meta:generator>
  </office:meta>
</office:document-meta>
</file>